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erif" fo:font-size="22.5pt" fo:font-weight="normal" officeooo:rsid="000b6f1b" officeooo:paragraph-rsid="000b6f1b" style:font-weight-asian="normal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22.5pt" fo:font-weight="normal" officeooo:rsid="000c926f" officeooo:paragraph-rsid="000c926f" style:font-weight-asian="normal" style:font-weight-complex="normal"/>
    </style:style>
    <style:style style:name="P3" style:family="paragraph" style:parent-style-name="Preformatted_20_Text">
      <style:text-properties style:font-name="Liberation Mono" fo:font-size="12pt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0b6f1b" officeooo:paragraph-rsid="000b6f1b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iberation Mono" fo:font-size="12pt" style:font-size-asian="12pt" style:font-size-complex="12pt"/>
    </style:style>
    <style:style style:name="P6" style:family="paragraph" style:parent-style-name="Standard">
      <style:text-properties style:font-name="Liberation Serif" officeooo:paragraph-rsid="000b6f1b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paragraph-rsid="000b6f1b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.25pt" officeooo:paragraph-rsid="000b6f1b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22.5pt" officeooo:paragraph-rsid="000b6f1b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2.5pt" officeooo:paragraph-rsid="000bb592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22.5pt" officeooo:rsid="000b6f1b" officeooo:paragraph-rsid="000b6f1b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22.5pt" fo:font-weight="normal" officeooo:rsid="000bb592" officeooo:paragraph-rsid="000bb59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22.5pt" fo:font-weight="normal" officeooo:rsid="000b6f1b" officeooo:paragraph-rsid="000b6f1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22.5pt" fo:font-weight="normal" officeooo:rsid="000c926f" officeooo:paragraph-rsid="000c926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22.5pt" fo:font-weight="normal" officeooo:paragraph-rsid="000c926f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paragraph-rsid="000b6f1b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paragraph-rsid="000bb592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paragraph-rsid="000c926f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bb592" officeooo:paragraph-rsid="000bb59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8pt" fo:font-weight="bold" officeooo:paragraph-rsid="000bb59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8pt" fo:font-weight="bold" officeooo:paragraph-rsid="000c926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bb592" officeooo:paragraph-rsid="000bb5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24pt" fo:font-weight="bold" officeooo:paragraph-rsid="000b6f1b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20pt" fo:font-weight="bold" officeooo:paragraph-rsid="000b6f1b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2pt" officeooo:paragraph-rsid="000b6f1b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2pt" officeooo:paragraph-rsid="000bb592" style:font-size-asian="12pt" style:font-size-complex="12pt"/>
    </style:style>
    <style:style style:name="P27" style:family="paragraph" style:parent-style-name="Text_20_body">
      <style:paragraph-properties fo:text-align="start" style:justify-single-word="false"/>
      <style:text-properties style:font-name="Liberation Serif" fo:font-size="18pt" fo:font-weight="bold" officeooo:rsid="000b6f1b" officeooo:paragraph-rsid="000b6f1b" style:font-size-asian="18pt" style:font-weight-asian="bold" style:font-size-complex="18pt" style:font-weight-complex="bold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b6f1b"/>
    </style:style>
    <style:style style:name="T3" style:family="text">
      <style:text-properties style:font-name="sans-serif" fo:font-size="13.5pt" officeooo:rsid="000bb592"/>
    </style:style>
    <style:style style:name="T4" style:family="text">
      <style:text-properties style:font-name="sans-serif" fo:font-size="13.5pt" fo:font-weight="bold" officeooo:rsid="000c926f" style:font-weight-asian="normal" style:font-weight-complex="normal"/>
    </style:style>
    <style:style style:name="T5" style:family="text">
      <style:text-properties style:font-name="sans-serif" fo:font-size="13.5pt" fo:font-weight="normal" officeooo:rsid="000bb592" style:font-weight-asian="normal" style:font-weight-complex="normal"/>
    </style:style>
    <style:style style:name="T6" style:family="text">
      <style:text-properties style:font-name="sans-serif" fo:font-size="13.5pt" fo:font-weight="normal" officeooo:rsid="000c926f" style:font-weight-asian="normal" style:font-weight-complex="normal"/>
    </style:style>
    <style:style style:name="T7" style:family="text">
      <style:text-properties style:font-name="sans-serif" fo:font-size="13.5pt" officeooo:rsid="000c926f"/>
    </style:style>
    <style:style style:name="T8" style:family="text">
      <style:text-properties style:font-name="sans-serif" fo:font-size="13.5pt" officeooo:rsid="000c926f" style:font-weight-asian="normal" style:font-weight-complex="normal"/>
    </style:style>
    <style:style style:name="T9" style:family="text">
      <style:text-properties style:font-name="sans-serif" fo:font-size="20.25pt"/>
    </style:style>
    <style:style style:name="T10" style:family="text">
      <style:text-properties fo:font-size="13.5pt"/>
    </style:style>
    <style:style style:name="T11" style:family="text">
      <style:text-properties fo:font-size="13.5pt" officeooo:rsid="000b6f1b"/>
    </style:style>
    <style:style style:name="T12" style:family="text">
      <style:text-properties fo:font-size="13.5pt" fo:font-weight="bold"/>
    </style:style>
    <style:style style:name="T13" style:family="text">
      <style:text-properties fo:font-size="13.5pt" fo:font-weight="bold" officeooo:rsid="000c926f" style:font-weight-asian="normal" style:font-weight-complex="normal"/>
    </style:style>
    <style:style style:name="T14" style:family="text">
      <style:text-properties fo:font-size="13.5pt" officeooo:rsid="000c926f"/>
    </style:style>
    <style:style style:name="T15" style:family="text">
      <style:text-properties fo:font-size="13.5pt" officeooo:rsid="000bb592"/>
    </style:style>
    <style:style style:name="T16" style:family="text">
      <style:text-properties fo:font-size="13.5pt" fo:font-weight="normal" officeooo:rsid="000bb592" style:font-weight-asian="normal" style:font-weight-complex="normal"/>
    </style:style>
    <style:style style:name="T17" style:family="text">
      <style:text-properties fo:font-size="13.5pt" fo:font-weight="normal" officeooo:rsid="000c926f" style:font-weight-asian="normal" style:font-weight-complex="normal"/>
    </style:style>
    <style:style style:name="T18" style:family="text">
      <style:text-properties fo:font-size="13.5pt" officeooo:rsid="000c926f" style:font-weight-asian="normal" style:font-weight-complex="normal"/>
    </style:style>
    <style:style style:name="T19" style:family="text">
      <style:text-properties fo:font-size="13.5pt" style:text-underline-style="solid" style:text-underline-width="auto" style:text-underline-color="font-color"/>
    </style:style>
    <style:style style:name="T20" style:family="text">
      <style:text-properties fo:font-size="20.25pt"/>
    </style:style>
    <style:style style:name="T21" style:family="text">
      <style:text-properties officeooo:rsid="000b6f1b"/>
    </style:style>
    <style:style style:name="T22" style:family="text">
      <style:text-properties officeooo:rsid="000bb592"/>
    </style:style>
    <style:style style:name="T23" style:family="text">
      <style:text-properties style:font-name="Mono" fo:font-size="13.5pt"/>
    </style:style>
    <style:style style:name="T24" style:family="text">
      <style:text-properties officeooo:rsid="000c926f"/>
    </style:style>
    <style:style style:name="T25" style:family="text">
      <style:text-properties fo:font-weight="normal" officeooo:rsid="000bb592" style:font-weight-asian="normal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Liberation Mono" fo:font-size="12pt" style:font-size-asian="12pt" style:font-size-complex="12pt"/>
    </style:style>
    <style:style style:name="T28" style:family="text">
      <style:text-properties style:font-name="Liberation Mono" fo:font-size="1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BESSON Corentin</text:span></text:p>
      <text:p text:style-name="P6"><text:span text:style-name="T10">BOURNAT-QUERAT Jean-Edouard</text:span></text:p>
      <text:p text:style-name="P6"><text:span text:style-name="T10">COMTOIS Tommy</text:span></text:p>
      <text:p text:style-name="P6"><text:span text:style-name="T10">DODE Etienne</text:span></text:p>
      <text:p text:style-name="P7"><text:span text:style-name="T10"/></text:p>
      <text:p text:style-name="P23">MOCA: Compte-rendu de la séance <text:span text:style-name="T24">5</text:span></text:p>
      <text:p text:style-name="P8"><text:span text:style-name="T11">14 février 2020</text:span></text:p>
      <text:p text:style-name="P8"><text:span text:style-name="T11"/></text:p>
      <text:p text:style-name="P9"><text:span text:style-name="T11"/></text:p>
      <text:p text:style-name="P24"><text:span text:style-name="T21">I – Résumé de la séance 4</text:span></text:p>
      <text:p text:style-name="P9"><text:span text:style-name="T11"/></text:p>
      <text:p text:style-name="P11"><text:span text:style-name="T10">Lors de la séance 4 nous avons effectué une </text:span><text:span text:style-name="T14">série</text:span><text:span text:style-name="T10"> de tests unitaire à l’aide de CuTest et corrigé les eventuels bugs que nous avions trouvé.</text:span></text:p>
      <text:p text:style-name="P11"><text:span text:style-name="T10">Nous avons également utilisé gcov afin de tester la couverture des </text:span><text:span text:style-name="T14">différents</text:span><text:span text:style-name="T10"> test</text:span><text:span text:style-name="T14">s</text:span><text:span text:style-name="T10"> que nous avons mit en place.</text:span></text:p>
      <text:p text:style-name="P11"><text:span text:style-name="T10"/></text:p>
      <text:p text:style-name="P24"><text:span text:style-name="T21">II - </text:span>Compte rendu de la séance <text:span text:style-name="T21">5</text:span></text:p>
      <text:p text:style-name="P9"><text:span text:style-name="T11"/></text:p>
      <text:p text:style-name="P11"><text:span text:style-name="T10">Cette séance est axée sur le fuzzing, c’est </text:span><text:span text:style-name="T14">à</text:span><text:span text:style-name="T10"> dire tester que notre programme fonctionne avec </text:span><text:span text:style-name="T14">différentes</text:span><text:span text:style-name="T10"> entrées afin de </text:span><text:span text:style-name="T14">détecter</text:span><text:span text:style-name="T10"> des comportements anormaux.</text:span></text:p>
      <text:p text:style-name="P11"><text:span text:style-name="T10"/></text:p>
      <text:p text:style-name="P27">1) Prise en main du fuzzer AFL</text:p>
      <text:p text:style-name="P11"><text:span text:style-name="T10">Lors du test du programme exemple1 avec l’entrée 42 le programme n’a pas planté et s’est </text:span><text:span text:style-name="T14">exécuté</text:span><text:span text:style-name="T10"> correctement.</text:span></text:p>
      <text:p text:style-name="P11"><text:span text:style-name="T10">Nous avons ensuite tester le programme avec </text:span><text:span text:style-name="T14">différentes</text:span><text:span text:style-name="T10"> entrées à l’aide du fuzzer </text:span><text:span text:style-name="T14">AFL</text:span><text:span text:style-name="T10">.</text:span></text:p>
      <text:p text:style-name="P11"><text:span text:style-name="T10"/></text:p>
      <text:p text:style-name="P11"><text:span text:style-name="T19">Résultat </text:span><text:span text:style-name="T10">: </text:span><text:span text:style-name="T14">AFL</text:span><text:span text:style-name="T10"> a trouvé une erreur avec l'entrée 426.</text:span></text:p>
      <text:p text:style-name="P11"><text:span text:style-name="T10"/></text:p>
      <text:p text:style-name="P11"><text:span text:style-name="T10">En utilisant gdb, nous avons pu avoir des informations sur l’erreur : </text:span></text:p>
      <text:p text:style-name="P16"><text:span text:style-name="T11"/></text:p>
      <text:p text:style-name="P25"><text:span text:style-name="T21">Program received signal SIGSEGV, Segmentation fault.</text:span></text:p>
      <text:p text:style-name="P3">0x0000000000400c20 in main (argc=&lt;optimized out&gt;, argv=&lt;optimized out&gt;) at exemple1.c:19</text:p>
      <text:p text:style-name="P5">19 <text:s text:c="15"/>if (i&gt;100) *p = 1 ;</text:p>
      <text:p text:style-name="P10"><text:span text:style-name="T15"/></text:p>
      <text:p text:style-name="P20"><text:span text:style-name="T22">2) </text:span>Créer / Trouver  des vulnérabilités dans du code</text:p>
      <text:p text:style-name="P12"><text:span text:style-name="T10"/></text:p>
      <text:p text:style-name="P12"><text:span text:style-name="T10">Dans cette partie nous avons du créer des programmes avec vulnérabilités.</text:span></text:p>
      <text:p text:style-name="P17"><text:span text:style-name="T16">Voici le programme que nous avons créer :</text:span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oft-page-break/><text:span text:style-name="T16"/></text:p>
      <text:p text:style-name="P26"><text:span text:style-name="T25"><text:s/></text:span>int main (int argc, char *argv[])</text:p>
      <text:p text:style-name="P3">{</text:p>
      <text:p text:style-name="P3"><text:s text:c="2"/>int t[2] ;</text:p>
      <text:p text:style-name="P3"><text:s text:c="2"/>FILE *f = fopen(argv[1], "r") ;</text:p>
      <text:p text:style-name="P3"><text:s text:c="2"/>int i1 ;</text:p>
      <text:p text:style-name="P3"/>
      <text:p text:style-name="P3"><text:s text:c="2"/>if (argc != 2) return 1 ;</text:p>
      <text:p text:style-name="P3"><text:s text:c="2"/>fscanf(f, "%d", &amp;i1) ;</text:p>
      <text:p text:style-name="P3"><text:s text:c="2"/>t[i1] = 1;</text:p>
      <text:p text:style-name="P3"/>
      <text:p text:style-name="P3"><text:s text:c="2"/>fclose (f) ;</text:p>
      <text:p text:style-name="P3"><text:s text:c="2"/>return 0 ;</text:p>
      <text:p text:style-name="P5">}</text:p>
      <text:p text:style-name="P12"><text:span text:style-name="T10">Dans ce programme nous la </text:span><text:span text:style-name="T14">vulnérabilité</text:span><text:span text:style-name="T10"> que nous essayons de mettre en avant est celle d’un accès à un indice qui n’existe pas dans un tableau de taille 2.</text:span></text:p>
      <text:p text:style-name="P17"><text:span text:style-name="T16"><text:s/>Lors de la compilation nous avons du utiliser </text:span><text:span text:style-name="T10"><text:s/></text:span><text:span text:style-name="T27">AFL_DONT_OPTIMIZE=1 <text:s/>afl-gcc testIndiceTab.c -o testIndiceTab -g</text:span></text:p>
      <text:p text:style-name="P26"/>
      <text:p text:style-name="P12"><text:span text:style-name="T10">pour permettre a </text:span><text:span text:style-name="T14">AFL</text:span><text:span text:style-name="T10"> de </text:span><text:span text:style-name="T14">détecter</text:span><text:span text:style-name="T10"> la vulnérabilité. </text:span></text:p>
      <text:p text:style-name="P12"><text:span text:style-name="T10"/></text:p>
      <text:p text:style-name="P12"><text:span text:style-name="T19">Résultat :</text:span><text:span text:style-name="T10"> AFL a detecter qu’avec les valeurs 3 et 7 il y avait une erreur.</text:span></text:p>
      <text:p text:style-name="P12"><text:span text:style-name="T10">Ces résultats sont donc cohérents.</text:span></text:p>
      <text:p text:style-name="P12"><text:span text:style-name="T10"/></text:p>
      <text:p text:style-name="P22">3) Un exemple plus gros</text:p>
      <text:p text:style-name="P22"/>
      <text:p text:style-name="P19"><text:span text:style-name="T10">Dans cette partie nous avons utilisé AFL sur un programme plus important en taille vulnerable.c.</text:span></text:p>
      <text:p text:style-name="P19"><text:span text:style-name="T10"/></text:p>
      <text:p text:style-name="P17"><text:span text:style-name="T16">Commande de compilation : </text:span><text:span text:style-name="T10"><text:s/></text:span><text:span text:style-name="T27">afl-fuzz -i afl_in/ -o afl_out/ ./vulnerable</text:span></text:p>
      <text:p text:style-name="P19"><text:span text:style-name="T10">en n’utilisant pas les @@ car les lignes sont supposées etre tapé</text:span><text:span text:style-name="T14">e</text:span><text:span text:style-name="T10">s au clavier et pas importées depuis un fichier.</text:span></text:p>
      <text:p text:style-name="P19"><text:span text:style-name="T10"/></text:p>
      <text:p text:style-name="P17"><text:span text:style-name="T16">AFL a detecté une erreur avec l’entrée « </text:span><text:span text:style-name="T10">run u -3 </text:span><text:span text:style-name="T15">», cette erreur est cohérente car « -</text:span><text:span text:style-name="T14">3 »est une valeur négative.</text:span></text:p>
      <text:p text:style-name="P17"><text:span text:style-name="T14"/></text:p>
      <text:p text:style-name="P13"><text:span text:style-name="T10">En utilisant gdb, nous avons pu avoir des informations sur l’erreur :</text:span></text:p>
      <text:p text:style-name="P13"><text:span text:style-name="T10"/></text:p>
      <text:p text:style-name="P1"><text:span text:style-name="T10">erreur dans gdb : Program received signal SIGSEGV, Segmentation fault.</text:span></text:p>
      <text:p text:style-name="P3">0x0000000000400d0e in process (input=0x7fffffffe1d0 "u -3") at vulnerable.c:31</text:p>
      <text:p text:style-name="P5">31 <text:s text:c="29"/>out[i] = rest[i] - 32; // only handles ASCII</text:p>
      <text:p text:style-name="P21"/>
      <text:p text:style-name="P21"/>
      <text:p text:style-name="P21"><text:soft-page-break/></text:p>
      <text:p text:style-name="P21"/>
      <text:p text:style-name="P21"/>
      <text:p text:style-name="P21"><text:span text:style-name="T24">4) </text:span>Retour sur le projet</text:p>
      <text:p text:style-name="P15"><text:span text:style-name="T13"/></text:p>
      <text:p text:style-name="P14"><text:span text:style-name="T10">Enfin nous avons utilisé AFL sur notre projet afin de détecter les éventuelles vulnérabilité.</text:span></text:p>
      <text:p text:style-name="P18"><text:span text:style-name="T17">Nous avons pu en détecter 2 : </text:span></text:p>
      <text:p text:style-name="P18"><text:span text:style-name="T17"/></text:p>
      <text:p text:style-name="P18"><text:span text:style-name="T17">1. </text:span><text:span text:style-name="T10">voici un fichier test�</text:span></text:p>
      <text:p text:style-name="P2"><text:span text:style-name="T10">2. voici un fichier te</text:span></text:p>
      <text:p text:style-name="P2"><text:span text:style-name="T10"/></text:p>
      <text:p text:style-name="P13"><text:span text:style-name="T10">En utilisant gdb, nous avons pu avoir des informations sur l’erreur :</text:span></text:p>
      <text:p text:style-name="P13"><text:span text:style-name="T10"/></text:p>
      <text:p text:style-name="P4">Program received signal SIGSEGV, Segmentation fault.</text:p>
      <text:p text:style-name="P3">0x000000000040a1ef in next_word (f=0x614010, nblin=0x614250, nbcol=&lt;optimized out&gt;, </text:p>
      <text:p text:style-name="P3"><text:s text:c="4"/>separators=0x40e4c8 " ,.-", current_line=&lt;optimized out&gt;, current_col=&lt;optimized out&gt;)</text:p>
      <text:p text:style-name="P3"><text:s text:c="4"/>at src/maillon.c:145</text:p>
      <text:p text:style-name="P5">145 <text:s text:c="6"/>while ((strchr(separators, s[i]=fgetc(f)) == NULL) &amp;&amp; s[i] != '\n'){</text:p>
      <text:p text:style-name="P1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3:38:23.981026718</meta:creation-date>
    <dc:date>2020-02-18T14:11:36.213155216</dc:date>
    <meta:editing-duration>PT10M2S</meta:editing-duration>
    <meta:editing-cycles>1</meta:editing-cycles>
    <meta:document-statistic meta:table-count="0" meta:image-count="0" meta:object-count="0" meta:page-count="3" meta:paragraph-count="58" meta:word-count="516" meta:character-count="3182" meta:non-whitespace-character-count="2639"/>
    <meta:generator>LibreOffice/6.0.7.3$Linux_X86_64 LibreOffice_project/00m0$Build-3</meta:generator>
  </office:meta>
</office:document-meta>
</file>